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301fa8" style:font-weight-asian="bold" style:font-weight-complex="bold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margin-left="0.498in" fo:margin-right="0in" fo:text-align="start" style:justify-single-word="false" fo:text-indent="0in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tyle="normal" style:text-underline-style="none" fo:font-weight="normal" officeooo:rsid="0024eff4" officeooo:paragraph-rsid="0024eff4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tyle="normal" style:text-underline-style="none" fo:font-weight="normal" officeooo:rsid="0024eff4" officeooo:paragraph-rsid="002b7451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tyle="normal" style:text-underline-style="none" fo:font-weight="normal" officeooo:rsid="0026e87b" officeooo:paragraph-rsid="0026e87b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tyle="normal" style:text-underline-style="none" fo:font-weight="normal" officeooo:rsid="002ab8ff" officeooo:paragraph-rsid="002ab8ff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tyle="normal" style:text-underline-style="none" fo:font-weight="normal" officeooo:rsid="002866e0" officeooo:paragraph-rsid="002866e0" style:font-style-asian="normal" style:font-weight-asian="normal" style:font-style-complex="normal" style:font-weight-complex="normal"/>
    </style:style>
    <style:style style:name="P10" style:family="paragraph" style:parent-style-name="Standard" style:master-page-name="">
      <style:paragraph-properties fo:margin-left="0.5in" fo:margin-right="0in" fo:text-align="start" style:justify-single-word="false" fo:text-indent="0in" style:auto-text-indent="false" style:page-number="auto"/>
      <style:text-properties fo:font-style="normal" style:text-underline-style="none" fo:font-weight="normal" officeooo:rsid="0024eff4" officeooo:paragraph-rsid="0024eff4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paragraph-properties fo:margin-left="0.498in" fo:margin-right="0in" fo:text-align="start" style:justify-single-word="false" fo:text-indent="0in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tyle="normal" style:text-underline-style="none" fo:font-weight="normal" officeooo:rsid="002b7451" officeooo:paragraph-rsid="002b7451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tyle="normal" style:text-underline-style="none" fo:font-weight="normal" officeooo:rsid="003084b0" officeooo:paragraph-rsid="003084b0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tyle="normal" style:text-underline-style="none" fo:font-weight="normal" officeooo:rsid="003084b0" officeooo:paragraph-rsid="00323284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tyle="normal" style:text-underline-style="none" fo:font-weight="normal" officeooo:rsid="00323284" officeooo:paragraph-rsid="00323284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tyle="normal" style:text-underline-style="none" fo:font-weight="normal" officeooo:rsid="00323284" officeooo:paragraph-rsid="00336399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tyle="normal" style:text-underline-style="none" fo:font-weight="normal" officeooo:rsid="00336399" officeooo:paragraph-rsid="00336399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tyle="normal" style:text-underline-style="none" fo:font-weight="normal" officeooo:rsid="002ab8ff" officeooo:paragraph-rsid="002ab8ff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tyle="normal" style:text-underline-style="none" fo:font-weight="normal" officeooo:paragraph-rsid="0024eff4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tyle="normal" style:text-underline-style="none" fo:font-weight="normal" officeooo:rsid="0024eff4" officeooo:paragraph-rsid="002b7451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margin-left="0.5in" fo:margin-right="0in" fo:text-align="start" style:justify-single-word="false" fo:text-indent="0in" style:auto-text-indent="false" fo:break-before="page"/>
      <style:text-properties fo:font-style="normal" style:text-underline-style="none" fo:font-weight="normal" officeooo:rsid="003084b0" officeooo:paragraph-rsid="00323284" style:font-style-asian="normal" style:font-weight-asian="normal" style:font-style-complex="normal" style:font-weight-complex="normal"/>
    </style:style>
    <style:style style:name="T1" style:family="text">
      <style:text-properties officeooo:rsid="0023c02d"/>
    </style:style>
    <style:style style:name="T2" style:family="text">
      <style:text-properties officeooo:rsid="0026e87b"/>
    </style:style>
    <style:style style:name="T3" style:family="text">
      <style:text-properties officeooo:rsid="00301fa8"/>
    </style:style>
    <style:style style:name="T4" style:family="text">
      <style:text-properties officeooo:rsid="00323284"/>
    </style:style>
    <style:style style:name="T5" style:family="text">
      <style:text-properties officeooo:rsid="00336399"/>
    </style:style>
    <style:style style:name="T6" style:family="text">
      <style:text-properties officeooo:rsid="0033d8c2"/>
    </style:style>
    <text:list-style style:name="L1">
      <text:list-level-style-number text:level="1" text:style-name="Numbering_20_Symbols" style:num-suffix="." style:num-format="1" text:start-value="2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AL/BI</text:span> <text:span text:style-name="T1">345</text:span> – <text:span text:style-name="T1">General Entomology</text:span> – Exam <text:span text:style-name="T1">2</text:span> – <text:span text:style-name="T3">October 31, 2017</text:span></text:p>
      <text:p text:style-name="P2"/>
      <text:p text:style-name="P2">Name:______________________________</text:p>
      <text:p text:style-name="P1"/>
      <text:p text:style-name="P10"><text:span text:style-name="T3">1</text:span>. <text:span text:style-name="T2">Most insect species are referred to as having an “r-selected reproductive strategy”. What does this mean? (1 point)</text:span></text:p>
      <text:p text:style-name="P5"/>
      <text:p text:style-name="P5"/>
      <text:p text:style-name="P5"/>
      <text:p text:style-name="P9"><text:span text:style-name="T3">2</text:span>. What two characteristics must be present for an organism to be considered an “invasive species”? (2 points)</text:p>
      <text:p text:style-name="P7"/>
      <text:p text:style-name="P7"/>
      <text:p text:style-name="P7"/>
      <text:p text:style-name="P8"><text:span text:style-name="T3">3</text:span>. Sometimes, after a farmer applies a broad-spectrum insecticide, there is a pest population explosion referred to as “pest resurgence”? Explain what might be happening here. (2 points)</text:p>
      <text:p text:style-name="P8"/>
      <text:p text:style-name="P8"/>
      <text:p text:style-name="P8"/>
      <text:p text:style-name="P8"><text:span text:style-name="T3">4</text:span>. Tropical islands are much more susceptible to damage from invasive species than are continents? Give two reasons for this difference in risk. (2 points)</text:p>
      <text:p text:style-name="P8"/>
      <text:p text:style-name="P8"/>
      <text:p text:style-name="P8"/>
      <text:p text:style-name="P12"><text:span text:style-name="T3">5</text:span>. Give the scientific name and taxonomic rank of a group of insects not found on Guam . (2points)</text:p>
      <text:p text:style-name="P12"/>
      <text:p text:style-name="P12"/>
      <text:p text:style-name="P12"/>
      <text:p text:style-name="P13">6. About half of invasive insect species arriving on Guam in recent years belong to one order. What is the name of this order and why is this order such a big problem for Guam's biosecurity? (2points)</text:p>
      <text:p text:style-name="P13"/>
      <text:p text:style-name="P13"/>
      <text:p text:style-name="P13"/>
      <text:p text:style-name="P13"/>
      <text:p text:style-name="P13">7. Give the scientific names for 3 important invasive insect species on Guam and briefly describe the damage they <text:span text:style-name="T6">are </text:span>caus<text:span text:style-name="T6">ing</text:span>. (6 points)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1">8. <text:span text:style-name="T4">The parameter K in the logistic model, also known as the carrying capacity (pick 1; 1 point):</text:span></text:p>
      <text:p text:style-name="P14"/>
      <text:p text:style-name="P14">- <text:span text:style-name="T4">is the maximum number of individuals that can be sustained by available resources</text:span></text:p>
      <text:p text:style-name="P14">- <text:span text:style-name="T4">is the total amount of food and other resources available to the population</text:span></text:p>
      <text:p text:style-name="P14">- <text:span text:style-name="T4">is maximum population growth rate</text:span></text:p>
      <text:p text:style-name="P14">- <text:span text:style-name="T4">all of the above</text:span></text:p>
      <text:p text:style-name="P14"/>
      <text:p text:style-name="P15">9. Give a brief definition of integrated pest management (IPM). (2 points)</text:p>
      <text:p text:style-name="P15"/>
      <text:p text:style-name="P15"/>
      <text:p text:style-name="P15"/>
      <text:p text:style-name="P15"/>
      <text:p text:style-name="P15"/>
      <text:p text:style-name="P15"/>
      <text:p text:style-name="P17">10. Which of the following are valid IPM tactics? (1 point)</text:p>
      <text:p text:style-name="P17"/>
      <text:p text:style-name="P17">- pesticide application</text:p>
      <text:p text:style-name="P17">- release of biological control agents</text:p>
      <text:p text:style-name="P17">- sanitation</text:p>
      <text:p text:style-name="P17">- crop rotation</text:p>
      <text:p text:style-name="P17">- all of the above</text:p>
      <text:p text:style-name="P16"/>
      <text:p text:style-name="P15">1<text:span text:style-name="T5">1</text:span>. Insect <text:span text:style-name="T5">herbivores are sometimes used as biological control agents in weed management programs. Briefly discuss the risks involved and how these risks can be minimized. (2 points)</text:span></text:p>
      <text:p text:style-name="P15"/>
      <text:p text:style-name="P15"/>
      <text:p text:style-name="P6"/>
      <text:p text:style-name="P6"/>
      <text:p text:style-name="P6"/>
      <text:p text:style-name="P5"/>
      <text:p text:style-name="P19"/>
      <text:list xml:id="list1520916617325767111" text:style-name="L1">
        <text:list-header>
          <text:p text:style-name="P11">Classify each specimen in the box to order. <text:s/>Hint: You will need to use a microscope to correctly identify some of these specimens. <text:s/>(1 point will be awarded for each specimen correctly classified with a correctly spelled scientific name for the taxonomic order it belongs to.)</text:p>
        </text:list-header>
      </text:list>
      <text:p text:style-name="P4"/>
      <text:p text:style-name="P4">1. ___________________________________________</text:p>
      <text:p text:style-name="P4">2. ___________________________________________</text:p>
      <text:p text:style-name="P4">3. ___________________________________________</text:p>
      <text:p text:style-name="P4">4. ___________________________________________</text:p>
      <text:p text:style-name="P4">5. ___________________________________________</text:p>
      <text:p text:style-name="P4">6. ___________________________________________</text:p>
      <text:p text:style-name="P4">7. ___________________________________________</text:p>
      <text:p text:style-name="P4">8. ___________________________________________</text:p>
      <text:p text:style-name="P4">9. ___________________________________________</text:p>
      <text:p text:style-name="P4">10. __________________________________________</text:p>
      <text:p text:style-name="P4"/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4902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brey Moore</meta:initial-creator>
    <meta:creation-date>2009-10-15T12:44:32.32</meta:creation-date>
    <dc:date>2017-10-31T09:11:46.766126667</dc:date>
    <meta:editing-duration>PT7H12M50S</meta:editing-duration>
    <meta:editing-cycles>21</meta:editing-cycles>
    <meta:generator>LibreOffice/5.1.6.2$Linux_X86_64 LibreOffice_project/10m0$Build-2</meta:generator>
    <meta:printed-by>Aubrey Moore</meta:printed-by>
    <meta:print-date>2013-02-28T17:17:28.60</meta:print-date>
    <meta:document-statistic meta:table-count="0" meta:image-count="0" meta:object-count="0" meta:page-count="2" meta:paragraph-count="33" meta:word-count="372" meta:character-count="2564" meta:non-whitespace-character-count="2220"/>
  </office:meta>
</office:document-meta>
</file>